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a9a4d5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Standard">
      <style:text-properties officeooo:paragraph-rsid="10be9717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bee31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fo:language="en" fo:country="GB"/>
    </style:style>
    <style:style style:name="T9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style:font-name="Liberation Sans" fo:font-size="10pt" fo:language="en" fo:country="GB" style:font-size-asian="10pt" style:font-size-complex="10pt"/>
    </style:style>
    <style:style style:name="T10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0" style:family="text">
      <style:text-properties fo:color="#000000" loext:opacity="100%" fo:language="en" fo:country="GB" officeooo:rsid="10555e93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1" style:family="text">
      <style:text-properties officeooo:rsid="105f1264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4" style:family="text">
      <style:text-properties fo:font-variant="normal" fo:text-transform="none" fo:color="#000000" loext:opacity="87%" fo:letter-spacing="normal" fo:font-style="normal" officeooo:rsid="106260b1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4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5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7" style:family="text">
      <style:text-properties fo:language="en" fo:country="GB" officeooo:rsid="1052c7f3"/>
    </style:style>
    <style:style style:name="T178" style:family="text">
      <style:text-properties fo:language="en" fo:country="GB" officeooo:rsid="105c8aaa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style:font-name="Liberation Sans" fo:font-size="12pt" fo:language="en" fo:country="GB" officeooo:rsid="0d1ec96e" style:font-size-asian="12pt" style:font-size-complex="12pt"/>
    </style:style>
    <style:style style:name="T204" style:family="text">
      <style:text-properties style:font-name="Liberation Sans" fo:font-size="12pt" fo:language="en" fo:country="GB" officeooo:rsid="109b8b05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font-name="Liberation Sans" fo:font-size="12pt" fo:language="en" fo:country="GB" officeooo:rsid="0f51b898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2</text:span><text:span text:style-name="T68"> and click </text:span><text:span text:style-name="T81">the </text:span><text:span text:style-name="Strong_20_Emphasis"><text:span text:style-name="T85">K</text:span></text:span><text:span text:style-name="Strong_20_Emphasis"><text:span text:style-name="T85">Z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6">Select </text:span><text:span text:style-name="Strong_20_Emphasis"><text:span text:style-name="T87">1</text:span></text:span><text:span text:style-name="T86"> Prepar</text:span><text:span text:style-name="T88">e</text:span><text:span text:style-name="T86"> installation</text:span><text:span text:style-name="T89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0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1">Boot the computer from</text:span><text:span text:style-name="T92"><text:note text:id="ftn3" text:note-class="footnote"><text:note-citation>1</text:note-citation><text:note-body><text:p text:style-name="P45"><text:span text:style-name="T93">Boot menu/Setup via one of the </text:span><text:span text:style-name="T94">f</text:span><text:span text:style-name="T93">requently used keys: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1"> an</text:span><text:span text:style-name="T97"> </text:span><text:span text:style-name="T98"><text:user-field-get text:name="Distro">Rocky Linux</text:user-field-get></text:span><text:span text:style-name="T99"><text:s/></text:span><text:span text:style-name="T100">Desktop/</text:span><text:span text:style-name="T101">Workstation</text:span><text:span text:style-name="T100"> </text:span><text:span text:style-name="T102">L</text:span><text:span text:style-name="T103">ive</text:span><text:span text:style-name="T103"><text:note text:id="ftn4" text:note-class="footnote"><text:note-citation>2</text:note-citation><text:note-body><text:p text:style-name="P46"><text:span text:style-name="T104">From a Live USB stick you can boot and work with </text:span><text:span text:style-name="T105"><text:user-field-get text:name="Distro">Rocky Linux</text:user-field-get></text:span><text:span text:style-name="T105"><text:s/></text:span><text:span text:style-name="T104">without modifying any files on the hard drive and also allows installation of </text:span><text:span text:style-name="T105"><text:user-field-get text:name="Distro">Rocky Linux</text:user-field-get></text:span><text:span text:style-name="T105">.</text:span></text:p></text:note-body></text:note></text:span><text:span text:style-name="T91"> USB stick</text:span><text:span text:style-name="T106"><text:note text:id="ftn5" text:note-class="footnote"><text:note-citation>3</text:note-citation><text:note-body><text:p text:style-name="P47"><text:span text:style-name="T107">Create a bootable USB stick:<text:line-break/></text:span><text:span text:style-name="T108">Download </text:span><text:span text:style-name="T109">for example </text:span><text:span text:style-name="T110">a</text:span><text:span text:style-name="T108"> </text:span><text:span text:style-name="terk_20_accent_20_voetnoot"><text:span text:style-name="T111">Rocky Linux</text:span></text:span><text:span text:style-name="T112"> </text:span><text:span text:style-name="terk_20_accent_20_voetnoot"><text:span text:style-name="T113">Desktop/Workstation Live </text:span></text:span><text:span text:style-name="terk_20_accent_20_voetnoot"><text:span text:style-name="T114">Image </text:span></text:span><text:span text:style-name="terk_20_accent_20_voetnoot"><text:span text:style-name="T111">GNOME </text:span></text:span><text:span text:style-name="T115">from</text:span><text:span text:style-name="T116"> </text:span><text:a xlink:type="simple" xlink:href="https://rockylinux.org/" text:style-name="Internet_20_link" text:visited-style-name="Visited_20_Internet_20_Link"><text:span text:style-name="T117">rockylinux.org</text:span></text:a><text:span text:style-name="T112">.</text:span><text:span text:style-name="Strong_20_Emphasis"><text:span text:style-name="T107"><text:line-break/></text:span></text:span><text:span text:style-name="T118">The next steps are described in </text:span><text:span text:style-name="Sterk_20_accent_20_voetnoot"><text:span text:style-name="T119">Linux informati</text:span></text:span><text:span text:style-name="Sterk_20_accent_20_voetnoot"><text:span text:style-name="T120">on</text:span></text:span><text:span text:style-name="T118">, which can be found at </text:span><text:a xlink:type="simple" xlink:href="https://karelzimmer.nl/en" text:style-name="Internet_20_link" text:visited-style-name="Visited_20_Internet_20_Link"><text:span text:style-name="T121">karelzimmer.nl/en</text:span></text:a><text:span text:style-name="T118">.</text:span></text:p></text:note-body></text:note>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2">Select</text:span><text:span text:style-name="T123"> </text:span><text:span text:style-name="Strong_20_Emphasis"><text:span text:style-name="T124">Start</text:span></text:span><text:span text:style-name="Strong_20_Emphasis"><text:span text:style-name="T125"> </text:span></text:span><text:span text:style-name="Strong_20_Emphasis"><text:span text:style-name="T126"><text:user-field-get text:name="Distro">Rocky Linux</text:user-field-get></text:span></text:span><text:span text:style-name="Strong_20_Emphasis"><text:span text:style-name="T126"><text:s/></text:span></text:span><text:span text:style-name="Strong_20_Emphasis"><text:span text:style-name="T127">Workstation</text:span></text:span><text:span text:style-name="T128"> </text:span><text:span text:style-name="T129">and press the </text:span><text:span text:style-name="T130">Enter</text:span><text:span text:style-name="T131"> </text:span><text:span text:style-name="T132">key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3">Click</text:span><text:span text:style-name="T134"> </text:span><text:span text:style-name="Strong_20_Emphasis"><text:span text:style-name="T135">Install </text:span></text:span><text:span text:style-name="Strong_20_Emphasis"><text:span text:style-name="T136">Rocky Linux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1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8">Connect to the </text:span><text:span text:style-name="T139">network</text:span><text:span text:style-name="T13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ROCKY LINUX</text:span></text:span><text:span text:style-name="T142"> select language and click </text:span><text:span text:style-name="Strong_20_Emphasis"><text:span text:style-name="T143">Continue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5">U</text:span><text:span text:style-name="T146">nder</text:span><text:span text:style-name="T144"> </text:span><text:span text:style-name="Strong_20_Emphasis"><text:span text:style-name="T147">SYSTEM</text:span></text:span><text:span text:style-name="T144"> </text:span><text:span text:style-name="T145">click</text:span><text:span text:style-name="T148"> </text:span><text:span text:style-name="Strong_20_Emphasis"><text:span text:style-name="T147">Installati</text:span></text:span><text:span text:style-name="Strong_20_Emphasis"><text:span text:style-name="T149">on Destin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1">Check</text:span><text:span text:style-name="T152"> </text:span><text:span text:style-name="T153">the </text:span><text:span text:style-name="Strong_20_Emphasis"><text:span text:style-name="T154">Device Selection</text:span></text:span><text:span text:style-name="T155"> </text:span><text:span text:style-name="T156">and click </text:span><text:span text:style-name="Strong_20_Emphasis"><text:span text:style-name="T157">Done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5">U</text:span><text:span text:style-name="T146">nder</text:span><text:span text:style-name="T144"> </text:span><text:span text:style-name="Strong_20_Emphasis"><text:span text:style-name="T147">SYSTEM</text:span></text:span><text:span text:style-name="T144"> </text:span><text:span text:style-name="T145">click</text:span><text:span text:style-name="T148"> </text:span><text:span text:style-name="Strong_20_Emphasis"><text:span text:style-name="T147">Netwerk &amp; </text:span></text:span><text:span text:style-name="Strong_20_Emphasis"><text:span text:style-name="T159">H</text:span></text:span><text:span text:style-name="Strong_20_Emphasis"><text:span text:style-name="T147">ost </text:span></text:span><text:span text:style-name="Strong_20_Emphasis"><text:span text:style-name="T159">N</text:span></text:span><text:span text:style-name="Strong_20_Emphasis"><text:span text:style-name="T147">am</text:span></text:span><text:span text:style-name="Strong_20_Emphasis"><text:span text:style-name="T159">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60">Enter you</text:span><text:span text:style-name="T161">r</text:span><text:span text:style-name="T162"> </text:span><text:span text:style-name="Strong_20_Emphasis"><text:span text:style-name="T163">Host </text:span></text:span><text:span text:style-name="Strong_20_Emphasis"><text:span text:style-name="T160">N</text:span></text:span><text:span text:style-name="Strong_20_Emphasis"><text:span text:style-name="T163">am</text:span></text:span><text:span text:style-name="Strong_20_Emphasis"><text:span text:style-name="T160">e</text:span></text:span><text:span text:style-name="T164"> &lt;computerna</text:span><text:span text:style-name="T165">me&gt;</text:span><text:span text:style-name="T166"> </text:span><text:span text:style-name="T160">and click </text:span><text:span text:style-name="Strong_20_Emphasis"><text:span text:style-name="T167">Apply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8">C</text:span><text:span text:style-name="T169">li</text:span><text:span text:style-name="T168">c</text:span><text:span text:style-name="T169">k </text:span><text:span text:style-name="Strong_20_Emphasis"><text:span text:style-name="T170">Done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1">U</text:span><text:span text:style-name="T146">nder</text:span><text:span text:style-name="T141"> </text:span><text:span text:style-name="Strong_20_Emphasis"><text:span text:style-name="T146">USER SETTINGS</text:span></text:span><text:span text:style-name="T172"> </text:span><text:span text:style-name="T173">click</text:span><text:span text:style-name="T174"> </text:span><text:span text:style-name="Strong_20_Emphasis"><text:span text:style-name="T175">User </text:span></text:span><text:span text:style-name="Strong_20_Emphasis"><text:span text:style-name="T176">C</text:span></text:span><text:span text:style-name="Strong_20_Emphasis"><text:span text:style-name="T175">reation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7">Enter your</text:span><text:span text:style-name="T178"> </text:span><text:span text:style-name="Strong_20_Emphasis"><text:span text:style-name="T179">Full name</text:span></text:span><text:span text:style-name="T180"> </text:span><text:span text:style-name="T7">&lt;user&gt;</text:span><text:span text:style-name="T181">, <text:line-break/></text:span><text:span text:style-name="Strong_20_Emphasis"><text:span text:style-name="T179">User name</text:span></text:span><text:span text:style-name="T180"> &lt;</text:span><text:span text:style-name="T182">username&gt;</text:span><text:span text:style-name="T180">,</text:span></text:p>
            <text:p text:style-name="Standard"><text:span text:style-name="T183">check</text:span><text:span text:style-name="T184"> </text:span><text:span text:style-name="Strong_20_Emphasis"><text:span text:style-name="T185">Ma</text:span></text:span><text:span text:style-name="Strong_20_Emphasis"><text:span text:style-name="T186">ke this user administrator</text:span></text:span><text:span text:style-name="T184">,</text:span></text:p>
            <text:p text:style-name="Standard"><text:span text:style-name="T187">enter a </text:span><text:span text:style-name="Strong_20_Emphasis"><text:span text:style-name="T188">password</text:span></text:span><text:span text:style-name="T187"> twice</text:span><text:span text:style-name="T184"> </text:span><text:span text:style-name="T189">and c</text:span><text:span text:style-name="T184">li</text:span><text:span text:style-name="T190">c</text:span><text:span text:style-name="T184">k </text:span><text:span text:style-name="Strong_20_Emphasis"><text:span text:style-name="T191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2">Click</text:span><text:span text:style-name="T193"> </text:span><text:span text:style-name="Strong_20_Emphasis"><text:span text:style-name="T194">Begin </text:span></text:span><text:span text:style-name="Strong_20_Emphasis"><text:span text:style-name="T19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2">Click</text:span><text:span text:style-name="T193"> </text:span><text:span text:style-name="Strong_20_Emphasis"><text:span text:style-name="T196">Finish</text:span></text:span><text:span text:style-name="Strong_20_Emphasis"><text:span text:style-name="T194"> </text:span></text:span><text:span text:style-name="Strong_20_Emphasis"><text:span text:style-name="T19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7">Restart the system</text:span><text:span text:style-name="T150">.</text:span></text:p>
          </table:table-cell>
        </table:table-row>
      </table:table>
      <text:p text:style-name="P54"><text:span text:style-name="Strong_20_Emphasis"><text:span text:style-name="T198"/></text:span></text:p>
      <text:list text:continue-numbering="true" text:style-name="L1">
        <text:list-item>
          <text:p text:style-name="P55"><text:span text:style-name="Strong_20_Emphasis"><text:span text:style-name="T199">Finish installation</text:span></text:span></text:p>
        </text:list-item>
      </text:list>
      <text:p text:style-name="P56"><text:span text:style-name="Strong_20_Emphasis"><text:span text:style-name="T2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0">Log in as </text:span><text:span text:style-name="T201">&lt;user&gt;</text:span><text:span text:style-name="T20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7"><text:span text:style-name="T202">Press the Super (Windows/command/magnifier) key or click in the upper left corner.</text:span><text:span text:style-name="T202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60"><text:span text:style-name="T203">Type the </text:span><text:span text:style-name="T204">following </text:span><text:span text:style-name="T203">t</text:span><text:span text:style-name="T74">hree</text:span><text:span text:style-name="T203"> commands, each followed by the</text:span><text:span text:style-name="T68"> </text:span><text:span text:style-name="T205">Enter</text:span><text:span text:style-name="T203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84">1</text:span><text:span text:style-name="T68"> and click </text:span><text:span text:style-name="T81">the </text:span><text:span text:style-name="Strong_20_Emphasis"><text:span text:style-name="T85">K</text:span></text:span><text:span text:style-name="Strong_20_Emphasis"><text:span text:style-name="T85">Z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7"><text:span text:style-name="T206">Se</text:span><text:span text:style-name="T207">lect</text:span><text:span text:style-name="T206"> </text:span><text:span text:style-name="Strong_20_Emphasis"><text:span text:style-name="T208">3</text:span></text:span><text:span text:style-name="T209"> </text:span><text:span text:style-name="T210">Finish installatio</text:span><text:span text:style-name="T211">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200"/></text:span></text:p>
      <text:list text:continue-numbering="true" text:style-name="L1">
        <text:list-item>
          <text:p text:style-name="P69"><text:span text:style-name="Strong_20_Emphasis"><text:span text:style-name="T212">S</text:span></text:span><text:span text:style-name="Strong_20_Emphasis"><text:span text:style-name="T213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4">Log in as</text:span><text:span text:style-name="T200"> </text:span><text:span text:style-name="T201">&lt;user&gt;</text:span><text:span text:style-name="T215"><text:note text:id="ftn7" text:note-class="footnote"><text:note-citation>1</text:note-citation><text:note-body><text:p text:style-name="P74"><text:span text:style-name="T216">Login any additional </text:span><text:span text:style-name="T217">user</text:span><text:span text:style-name="T218">s </text:span><text:span text:style-name="T216">and follow the same steps.</text:span></text:p></text:note-body></text:note></text:span><text:span text:style-name="T200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19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20">Follow the welcome screens.</text:span><text:span text:style-name="T221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</text:span><text:span text:style-name="T69"><text:note text:id="ftn8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</text:span><text:span text:style-name="T81">the </text:span><text:span text:style-name="Strong_20_Emphasis"><text:span text:style-name="T85">K</text:span></text:span><text:span text:style-name="Strong_20_Emphasis"><text:span text:style-name="T85">Z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82"><text:span text:style-name="T222">Select</text:span><text:span text:style-name="T206"> </text:span><text:span text:style-name="Strong_20_Emphasis"><text:span text:style-name="T208">4</text:span></text:span><text:span text:style-name="T223"> </text:span><text:span text:style-name="T224">Set up user</text:span><text:span text:style-name="T86">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7" office:value-type="string">
            <text:p text:style-name="P83">Follow the instructions on the screen.</text:p>
          </table:table-cell>
        </table:table-row>
      </table:table>
      <text:p text:style-name="P84"/>
      <text:p text:style-name="P85"/>
      <text:p text:style-name="P86"><text:span text:style-name="T225">End of checklist,</text:span><text:span text:style-name="T226"> </text:span><text:span text:style-name="T227"><text:user-field-get text:name="Distro">Rocky Linux</text:user-field-get></text:span><text:span text:style-name="T228"><text:s/></text:span><text:span text:style-name="T229">Desktop/</text:span><text:span text:style-name="T230">Workstation</text:span><text:span text:style-name="T231"> </text:span><text:span text:style-name="T225">installation is complete.</text:span></text:p>
      <text:p text:style-name="P87"/>
      <text:p text:style-name="P88"><text:span text:style-name="T232">Written</text:span><text:span text:style-name="T233"> </text:span><text:span text:style-name="T232">by</text:span><text:span text:style-name="T233"> </text:span><text:a xlink:type="simple" xlink:href="mailto:info@karelzimmer.nl?subject=Checklist%20installation%20Linux" text:style-name="Internet_20_link" text:visited-style-name="Visited_20_Internet_20_Link"><text:span text:style-name="T234">Karel Zimmer</text:span></text:a><text:span text:style-name="T235">.</text:span></text:p>
      <text:p text:style-name="P89"><text:span text:style-name="T236">License </text:span><text:span text:style-name="T237">C</text:span><text:span text:style-name="T238">C0</text:span><text:span text:style-name="T235"> 1.0 </text:span><text:span text:style-name="T23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9"><text:s/></text:span><text:span text:style-name="T23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10-07T19:43:55.197268403">07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7T19:43:55.134616357</dc:date>
    <meta:keyword>Installatie</meta:keyword>
    <meta:keyword>Checklist</meta:keyword>
    <meta:keyword>Linux</meta:keyword>
    <meta:editing-cycles>7024</meta:editing-cycles>
    <meta:editing-duration>P12DT9H53M48S</meta:editing-duration>
    <meta:printed-by>Karel Zimmer</meta:printed-by>
    <meta:print-date>2023-08-13T09:05:13.063696636</meta:print-date>
    <meta:document-statistic meta:table-count="4" meta:image-count="2" meta:object-count="0" meta:page-count="4" meta:paragraph-count="95" meta:word-count="504" meta:character-count="3231" meta:non-whitespace-character-count="2772"/>
    <meta:user-defined meta:name="Info 1"/>
    <meta:user-defined meta:name="Info 2"/>
    <meta:user-defined meta:name="Info 3"/>
    <meta:user-defined meta:name="Info 4"/>
  </office:meta>
</office:document-meta>
</file>